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language="ru" fo:country="RU" officeooo:rsid="0019c1e5" officeooo:paragraph-rsid="0019c1e5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officeooo:rsid="0019c1e5" officeooo:paragraph-rsid="0019c1e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19c1e5" officeooo:paragraph-rsid="001be638" style:font-size-asian="14pt" style:font-size-complex="16pt"/>
    </style:style>
    <style:style style:name="P4" style:family="paragraph" style:parent-style-name="Standard">
      <style:text-properties fo:font-size="16pt" fo:language="ru" fo:country="RU" officeooo:rsid="001a59c8" officeooo:paragraph-rsid="001a59c8" style:font-size-asian="14pt" style:font-size-complex="16pt"/>
    </style:style>
    <style:style style:name="P5" style:family="paragraph" style:parent-style-name="Standard" style:list-style-name="L1">
      <style:text-properties fo:font-size="16pt" fo:language="ru" fo:country="RU" officeooo:rsid="001a59c8" officeooo:paragraph-rsid="001a59c8" style:font-size-asian="14pt" style:font-size-complex="16pt"/>
    </style:style>
    <style:style style:name="P6" style:family="paragraph" style:parent-style-name="Standard" style:list-style-name="L1">
      <style:text-properties fo:font-size="16pt" fo:language="ru" fo:country="RU" officeooo:rsid="001a59c8" officeooo:paragraph-rsid="001ba08c" style:font-size-asian="14pt" style:font-size-complex="16pt"/>
    </style:style>
    <style:style style:name="P7" style:family="paragraph" style:parent-style-name="Standard">
      <style:text-properties fo:font-size="16pt" fo:language="ru" fo:country="RU" officeooo:rsid="001ba08c" officeooo:paragraph-rsid="001ba08c" style:font-size-asian="14pt" style:font-size-complex="16pt"/>
    </style:style>
    <style:style style:name="P8" style:family="paragraph" style:parent-style-name="Standard">
      <style:text-properties style:text-position="0% 100%" fo:font-size="16pt" fo:language="ru" fo:country="RU" officeooo:rsid="001a59c8" officeooo:paragraph-rsid="001ba08c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6pt" fo:language="ru" fo:country="RU" officeooo:rsid="001be638" officeooo:paragraph-rsid="001be638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6pt" fo:language="ru" fo:country="RU" officeooo:rsid="001be638" officeooo:paragraph-rsid="001be638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6pt" fo:language="ru" fo:country="RU" officeooo:rsid="001d6ca9" officeooo:paragraph-rsid="001d6ca9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6pt" fo:language="ru" fo:country="RU" officeooo:rsid="001dbc6d" officeooo:paragraph-rsid="001dbc6d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6pt" fo:language="ru" fo:country="RU" officeooo:rsid="001dbc6d" officeooo:paragraph-rsid="001dbc6d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6pt" fo:language="ru" fo:country="RU" officeooo:rsid="001e39ae" officeooo:paragraph-rsid="001e39ae" style:font-size-asian="14pt" style:font-size-complex="16pt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16pt" fo:language="ru" fo:country="RU" officeooo:rsid="001e39ae" officeooo:paragraph-rsid="001e39ae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6pt" fo:language="ru" fo:country="RU" officeooo:rsid="001f02ee" officeooo:paragraph-rsid="001f02ee" style:font-size-asian="14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ba08c" fo:background-color="transparent" loext:char-shading-value="0"/>
    </style:style>
    <style:style style:name="T4" style:family="text">
      <style:text-properties officeooo:rsid="001e39ae" fo:background-color="transparent" loext:char-shading-value="0"/>
    </style:style>
    <style:style style:name="T5" style:family="text">
      <style:text-properties style:text-position="sub 58%" fo:background-color="transparent" loext:char-shading-value="0"/>
    </style:style>
    <style:style style:name="T6" style:family="text">
      <style:text-properties style:text-position="sub 58%" officeooo:rsid="001ba08c" fo:background-color="transparent" loext:char-shading-value="0"/>
    </style:style>
    <style:style style:name="T7" style:family="text">
      <style:text-properties style:text-position="sub 58%" style:font-name="Liberation Serif" fo:background-color="transparent" loext:char-shading-value="0"/>
    </style:style>
    <style:style style:name="T8" style:family="text">
      <style:text-properties style:text-position="0% 100%" fo:background-color="transparent" loext:char-shading-value="0"/>
    </style:style>
    <style:style style:name="T9" style:family="text">
      <style:text-properties style:font-name="Liberation Serif" fo:background-color="transparent" loext:char-shading-value="0"/>
    </style:style>
    <style:style style:name="T10" style:family="text">
      <style:text-properties style:font-name="Liberation Serif" fo:background-color="#ffff00" loext:char-shading-value="0"/>
    </style:style>
    <style:style style:name="T11" style:family="text">
      <style:text-properties style:font-name="Liberation Serif1" fo:background-color="transparent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ундаментальная информатика</text:p>
      <text:p text:style-name="P1">Информатика – наука, связанная с автоматизацией. Есть английское и французкое определения.</text:p>
      <text:p text:style-name="P1"/>
      <text:p text:style-name="P1"/>
      <text:p text:style-name="P3">Информация и сообщение</text:p>
      <text:p text:style-name="P1">Информация и сообщение — основные неопределяемые понятия информатики.</text:p>
      <text:p text:style-name="P1">Информация — то, что передается в сообщении.</text:p>
      <text:p text:style-name="P1">Сообщение — то, что передает информацию.</text:p>
      <text:p text:style-name="P1">Информация может существовать только в материальной форме.</text:p>
      <text:p text:style-name="P1"/>
      <text:p text:style-name="P1">У каждого предмета есть информация, так же как масса и энергия.</text:p>
      <text:p text:style-name="P1"/>
      <text:p text:style-name="P4">Интерпретация сообщения — понимание, осмысливание.</text:p>
      <text:p text:style-name="P4">Правила интерпретации:</text:p>
      <text:list xml:id="list3753983385" text:style-name="L1">
        <text:list-item>
          <text:p text:style-name="P5">Каждое сообщение n содержит информацию i</text:p>
        </text:list-item>
        <text:list-item>
          <text:p text:style-name="P6">Существует <text:span text:style-name="T1">инъекция</text:span><text:span text:style-name="T2">, преобразующая разные сообщения в разные сведения. Функция интерпретации ɸ: N → I. <text:s/>ɸ —</text:span><text:span text:style-name="T3"> конъюктивное отображение, сопостовляющее каждому правильному n его i.</text:span></text:p>
        </text:list-item>
        <text:list-item>
          <text:p text:style-name="P5"><text:span text:style-name="T2">Если множество N конечно, то N — конечный язык. </text:span><text:span text:style-name="T3">Если N бесконечно, существуют правила (рекурсивные).</text:span></text:p>
        </text:list-item>
      </text:list>
      <text:p text:style-name="P7"><text:span text:style-name="T2">Например, красный, желтый и зеленый сигналы светофора — конечное множество, следовательно это язык.</text:span></text:p>
      <text:p text:style-name="P7"><text:span text:style-name="T2">Перевод с иностранного языка на родной — две инъекции:</text:span></text:p>
      <text:p text:style-name="P7"><text:span text:style-name="T9">π</text:span><text:span text:style-name="T11">:</text:span><text:span text:style-name="T2"> N</text:span><text:span text:style-name="T5">0</text:span><text:span text:style-name="T8"> → N</text:span><text:span text:style-name="T5">1</text:span></text:p>
      <text:p text:style-name="P8"><text:span text:style-name="T2">ɸ: </text:span><text:span text:style-name="T3">N</text:span><text:span text:style-name="T6">1</text:span><text:span text:style-name="T3"> → I</text:span></text:p>
      <text:p text:style-name="P8"><text:span text:style-name="T3"/></text:p>
      <text:p text:style-name="P9"><text:span text:style-name="T3">С</text:span><text:span text:style-name="T2">игналы</text:span></text:p>
      <text:p text:style-name="P10"><text:span text:style-name="T2">Аналоговые среды/сигналы — плавно меняющиеся, </text:span><text:span text:style-name="T1">непрерывные, континуальные</text:span><text:span text:style-name="T2">.</text:span></text:p>
      <text:p text:style-name="P10"><text:span text:style-name="T2">Пример: часы со стрелками, звуки.</text:span></text:p>
      <text:p text:style-name="P10"><text:span text:style-name="T2">Дискретные — не аналоговые.</text:span></text:p>
      <text:p text:style-name="P11"><text:span text:style-name="T2">Камера — дискретное подобие аналогого глаза.</text:span></text:p>
      <text:p text:style-name="P11"><text:span text:style-name="T2">Микрофон и динамики — аналоговые вход/выход, преобразующие аналоговый в дискретный (и наоборот) сигналы.</text:span></text:p>
      <text:p text:style-name="P11"><text:span text:style-name="T2"/></text:p>
      <text:p text:style-name="P12"><text:span text:style-name="T2">Знаки и символы</text:span></text:p>
      <text:p text:style-name="P13"><text:soft-page-break/><text:span text:style-name="T2">Среда звуковых сигналов — воздух. Его особенность — недолговременность.</text:span></text:p>
      <text:p text:style-name="P13"><text:span text:style-name="T2">Долговременные носители (письменные) — бумага, магнитная лента, и.т.д.</text:span></text:p>
      <text:p text:style-name="P13"><text:span text:style-name="T2">Процесс сохранения на письменные носители — запись.</text:span></text:p>
      <text:p text:style-name="P13"><text:span text:style-name="T2">Процесс воспроизведения — чтение.</text:span></text:p>
      <text:p text:style-name="P13"><text:span text:style-name="T2"/></text:p>
      <text:p text:style-name="P13"><text:span text:style-name="T2">Знаки — элементы письменности.</text:span></text:p>
      <text:p text:style-name="P13"><text:span text:style-name="T2">Атомарные знаки (буквы) — элемент алфавита, различимый графическим способом литер.</text:span></text:p>
      <text:p text:style-name="P13"><text:span text:style-name="T2">Алфавит — упорядоченное конечное непустое множество </text:span><text:span text:style-name="T4">допустимых знаков в сообщении.</text:span></text:p>
      <text:p text:style-name="P13"><text:span text:style-name="T2">Пример атомарных знаков: русские буквы (33), цифры (0-9), знаки + - / *.</text:span></text:p>
      <text:p text:style-name="P13"><text:span text:style-name="T2">Примеры алфовитов: русский алфавит, латиница, брайль.</text:span></text:p>
      <text:p text:style-name="P13"><text:span text:style-name="T2"/></text:p>
      <text:p text:style-name="P13"><text:span text:style-name="T2">Составные знаки </text:span><text:span text:style-name="T4">(слова) — конечная последовательность знаков (атомарных или составных). Может быть пустым.</text:span></text:p>
      <text:p text:style-name="P13"><text:span text:style-name="T4"/></text:p>
      <text:p text:style-name="P14"><text:span text:style-name="T2">Письменное сообщение — набор атомарных знаков, или набор составных знаков, или единственный составной знак.</text:span></text:p>
      <text:p text:style-name="P14"><text:span text:style-name="T2">Для отделения составных знаков нужен «пробел».</text:span></text:p>
      <text:p text:style-name="P14"><text:span text:style-name="T2">Для различения k уровней знаков нужен k - 1 разделитель.</text:span></text:p>
      <text:p text:style-name="P14"><text:span text:style-name="T2"/></text:p>
      <text:p text:style-name="P14"><text:span text:style-name="T2">Разделители в разговорном языке — пробелы, точки/восклицательные знаки, абзацы, страницы, и.т.д.</text:span></text:p>
      <text:p text:style-name="P14"><text:span text:style-name="T2"/></text:p>
      <text:p text:style-name="P14"><text:span text:style-name="T2">Разные знаки могут обозначать одно и то же значение, и наоборот. Например, * и </text:span><text:span text:style-name="T9">· обозначают умножение.</text:span></text:p>
      <text:p text:style-name="P14"><text:span text:style-name="T9"/></text:p>
      <text:p text:style-name="P14"><text:span text:style-name="T9"/></text:p>
      <text:p text:style-name="P15"><text:span text:style-name="T9">Кодирование</text:span></text:p>
      <text:p text:style-name="P14"><text:span text:style-name="T9">A — алфавит.</text:span></text:p>
      <text:p text:style-name="P16"><text:span text:style-name="T9">Кодирование — отображение алфовитов C: A → A’. </text:span><text:span text:style-name="T10">Сюрьекц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02:59.879441044</meta:creation-date>
    <dc:date>2024-09-03T12:15:25.718415520</dc:date>
    <meta:editing-duration>PT18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08" meta:character-count="2416" meta:non-whitespace-character-count="2126"/>
  </office:meta>
</office:document-meta>
</file>